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49"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5"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8"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59"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officeooo:rsid="04c7cb89"/>
    </style:style>
    <style:style style:name="T95" style:family="text">
      <style:text-properties style:text-position="super 58%"/>
    </style:style>
    <style:style style:name="T96" style:family="text">
      <style:text-properties style:text-position="super 58%" officeooo:rsid="04c9a509"/>
    </style:style>
    <style:style style:name="T97" style:family="text">
      <style:text-properties style:text-position="super 58%" officeooo:rsid="04cb73aa"/>
    </style:style>
    <style:style style:name="T98" style:family="text">
      <style:text-properties style:text-position="super 58%" officeooo:rsid="04ccaae3"/>
    </style:style>
    <style:style style:name="T99" style:family="text">
      <style:text-properties officeooo:rsid="04c9a509"/>
    </style:style>
    <style:style style:name="T100" style:family="text">
      <style:text-properties officeooo:rsid="04cb73aa"/>
    </style:style>
    <style:style style:name="T101" style:family="text">
      <style:text-properties officeooo:rsid="04cc9b85"/>
    </style:style>
    <style:style style:name="T102" style:family="text">
      <style:text-properties fo:font-style="italic" officeooo:rsid="04cc9b85" style:font-style-asian="italic" style:font-style-complex="italic"/>
    </style:style>
    <style:style style:name="T103" style:family="text">
      <style:text-properties officeooo:rsid="04ccaa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7">I</text:span><text:span text:style-name="T2"> </text:span><text:span text:style-name="T1">woke when Hannah got up to make coffee, drank that on the chair in the living room while playing Finch and Wordle. Hannah was doing a million things around the house, playing </text:span><text:span text:style-name="T48">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8">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8">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59">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0">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1">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2">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3">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4">138</text:span><text:span text:style-name="T10"> </text:span><text:span text:style-name="T11">I went all over Azeroth turning in and acquiring quests, respecced to Fury, killed furbogs, joined a ZF group but got invited to watch a movie with Hannah, so I brushed my teeth.</text:span><text:span text:style-name="T65">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49">Tampopo</text:span><text:span text:style-name="T12">, ate a few worms, told Hannah I was going to go home, reassured her everything was okay, walked up to Meyers, took off my bag and wrote.</text:span><text:span text:style-name="T66">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7">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59">1155</text:span><text:span text:style-name="T1"> </text:span></text:p>
      <text:p text:style-name="P7"><text:span text:style-name="T1"><text:s text:c="3"/></text:span><text:span text:style-name="T15">I laid in bed, played Wordle (BONUS in three,) took a bath, shaved, started brushing my teeth,</text:span><text:span text:style-name="T68">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69">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0">Did you find anything to get into? We could take a walk or something.</text:span><text:span text:style-name="T17">”</text:span></text:p>
      <text:p text:style-name="P7"><text:span text:style-name="T17"><text:s text:c="3"/>She said, “</text:span><text:span text:style-name="T50">I ended up diving into a nap! I was so tired. A walk is a good idea. Do you think if we start about 5 we’ll still have enough light?.</text:span><text:span text:style-name="T17">”</text:span></text:p>
      <text:p text:style-name="P7"><text:span text:style-name="T17"><text:s text:c="3"/>I said, “</text:span><text:span text:style-name="T50">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0">Common Side Effects</text:span><text:span text:style-name="T17">, then </text:span><text:span text:style-name="T50">The Kingdom of Dreams and Madness.</text:span></text:p>
      <text:p text:style-name="P7"><text:span text:style-name="T50"><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8"/></text:p>
      <text:p text:style-name="P29">I guess you might’ve seen it coming.</text:p>
      <text:p text:style-name="P29">I’m selling my house to rafael. He </text:p>
      <text:p text:style-name="P29">says rent will stay the same.</text:p>
      <text:p text:style-name="P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59">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0">509</text:span><text:span text:style-name="T20"> </text:span><text:span text:style-name="T21">I took a bath and made plain noodles,</text:span><text:span text:style-name="T71">552</text:span><text:span text:style-name="T21"> </text:span><text:span text:style-name="T22">killed a few furbog, hearthed, flossed, brushed,</text:span><text:span text:style-name="T72"> </text:span><text:span text:style-name="T23">got dressed,</text:span><text:span text:style-name="T73">636</text:span><text:span text:style-name="T23"> </text:span><text:span text:style-name="T24">organized bank alts.</text:span><text:span text:style-name="T74">643</text:span><text:span text:style-name="T24"> </text:span></text:p>
      <text:p text:style-name="P8"><text:span text:style-name="T48"><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5">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6">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8">5’7”</text:span><text:span text:style-name="T1">, made a cup of coffee.</text:span><text:span text:style-name="T59">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7">1202 </text:span><text:span text:style-name="T28">laid in bed, looked at my phone.</text:span><text:span text:style-name="T78">1237 </text:span></text:p>
      <text:p text:style-name="P9"><text:span text:style-name="T79"><text:s text:c="3"/></text:span><text:span text:style-name="T29">I poked around Timbermaw Hold, did one lap of the northern camp, laid in bed for a long time, ate a second banana and made a second cup of coffee.</text:span><text:span text:style-name="T80">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1">409</text:span><text:span text:style-name="T30"> </text:span><text:span text:style-name="T31">looked at my phone a lot more.</text:span><text:span text:style-name="T82">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1">Common Side Effects</text:span><text:span text:style-name="T32"> followed by the first three episodes of </text:span><text:span text:style-name="T51">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59">1100</text:span><text:span text:style-name="T1"> </text:span><text:span text:style-name="T33">I made mooncloth and killed Furbogs until Charlie arrived to play some chess.</text:span><text:span text:style-name="T83">1143</text:span><text:span text:style-name="T33"> </text:span></text:p>
      <text:p text:style-name="P11"><text:span text:style-name="T33"><text:s text:c="3"/></text:span><text:span text:style-name="T34">He won a close game over a cup of coffee and we talked about B-Sides as he left.</text:span><text:span text:style-name="T84">1251</text:span><text:span text:style-name="T34"> </text:span><text:span text:style-name="T35">I took a bath, shaved, talked with Tony about house stuff.</text:span><text:span text:style-name="T85">133</text:span><text:span text:style-name="T35"> </text:span><text:span text:style-name="T36">I killed Furbog until I was friendly with Timbermaw, got Tokup and Kamaka cultivating packets of seeds, </text:span><text:soft-page-break/><text:span text:style-name="T36">drank a cup of coffee.</text:span><text:span text:style-name="T86">428</text:span><text:span text:style-name="T36"> </text:span><text:span text:style-name="T37">I ran some errands on Tokup, got dressed,</text:span><text:span text:style-name="T87">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2">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59">1030</text:span><text:span text:style-name="T39"> finished the Kahn quest, did some banking, loitered in Org, took a bath.</text:span><text:span text:style-name="T88">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3">D</text:span><text:span text:style-name="T48">ear valentine,</text:span></text:p>
      <text:p text:style-name="P15"><text:span text:style-name="T54"/></text:p>
      <text:p text:style-name="P15"><text:span text:style-name="T58">B</text:span><text:span text:style-name="T54">eing able to spend our time together this way has brought such happiness and courage into my life: you by my side as we learn and grow. I know we will continue to show up for each other with focused love, </text:span><text:span text:style-name="T55">making</text:span><text:span text:style-name="T54"> us better prepared for </text:span><text:span text:style-name="T55">being</text:span><text:span text:style-name="T54"> in our community, passions, family, friends, careers.</text:span><text:span text:style-name="T1">”</text:span><text:span text:style-name="T89">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0">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I rehearsed with Tina, Ryan, Melissa, drove up to Meyers, ate some grapes, peeled a banana,</text:span><text:span text:style-name="T59">108</text:span><text:span text:style-name="T1"> </text:span><text:span text:style-name="T43">grinded Tokup and checked bank alts.</text:span><text:span text:style-name="T91">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emmersed in previews for a new </text:span><text:span text:style-name="T56">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59">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and set up my computer,</text:span><text:span text:style-name="T92">450</text:span><text:span text:style-name="T45"> </text:span><text:span text:style-name="T46">got back in the car, drove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3">1014</text:span><text:span text:style-name="T46"> </text:span></text:p>
      <text:p text:style-name="P26"><text:s text:c="3"/><text:span text:style-name="T94">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5">1121</text:span> </text:p>
      <text:p text:style-name="P27"><text:s text:c="3"/><text:span text:style-name="T99">I stood around Org, found nothing to do, took a long nap, woke up confused.</text:span><text:span text:style-name="T96">453</text:span><text:span text:style-name="T99"> </text:span><text:span text:style-name="T100">I drank coffee, finished some quests on Axo, hitting 13, set my hearth to the Sepulcher, loitered on other tunes, talked to Hannah a couple times.</text:span><text:span text:style-name="T97">709</text:span></text:p>
      <text:p text:style-name="P27"><text:span text:style-name="T100"><text:s text:c="3"/></text:span><text:span text:style-name="T101">I drove down to Downing, waited for Hannah to arrive, put two pizzas in the oven and ate them while watching </text:span><text:span text:style-name="T102">Kiki’s Delivery Service</text:span><text:span text:style-name="T10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5">1141</text:span><text:span text:style-name="T103"> ran ST with Voyagers, BRD with Temple, turned in quests in Stonard, Kargath, Hinterlands.</text:span><text:span text:style-name="T98">404</text:span><text:span text:style-name="T10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7T16:22:19.861962985</dc:date>
    <meta:editing-duration>P151DT7H16M40S</meta:editing-duration>
    <meta:editing-cycles>1086</meta:editing-cycles>
    <meta:generator>LibreOffice/24.2.5.2$MacOSX_X86_64 LibreOffice_project/bffef4ea93e59bebbeaf7f431bb02b1a39ee8a59</meta:generator>
    <meta:print-date>2025-02-17T16:18:55.527285397</meta:print-date>
    <meta:document-statistic meta:table-count="0" meta:image-count="0" meta:object-count="0" meta:page-count="8" meta:paragraph-count="71" meta:word-count="2440" meta:character-count="13527" meta:non-whitespace-character-count="11023"/>
  </office:meta>
</office:document-meta>
</file>